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908b8" officeooo:paragraph-rsid="001908b8"/>
    </style:style>
    <style:style style:name="P2" style:family="paragraph" style:parent-style-name="Standard">
      <style:paragraph-properties fo:text-align="start" style:justify-single-word="false"/>
      <style:text-properties officeooo:rsid="001908b8" officeooo:paragraph-rsid="00198601"/>
    </style:style>
    <style:style style:name="P3" style:family="paragraph" style:parent-style-name="Standard">
      <style:paragraph-properties fo:text-align="start" style:justify-single-word="false"/>
      <style:text-properties officeooo:rsid="001908b8" officeooo:paragraph-rsid="001b7417"/>
    </style:style>
    <style:style style:name="P4" style:family="paragraph" style:parent-style-name="Standard">
      <style:paragraph-properties fo:text-align="start" style:justify-single-word="false"/>
      <style:text-properties officeooo:rsid="00198601" officeooo:paragraph-rsid="00198601"/>
    </style:style>
    <style:style style:name="P5" style:family="paragraph" style:parent-style-name="Standard">
      <style:paragraph-properties fo:text-align="start" style:justify-single-word="false"/>
      <style:text-properties officeooo:rsid="001b7417" officeooo:paragraph-rsid="001b7417"/>
    </style:style>
    <style:style style:name="P6" style:family="paragraph" style:parent-style-name="Standard">
      <style:paragraph-properties fo:text-align="start" style:justify-single-word="false"/>
      <style:text-properties officeooo:rsid="001b7417" officeooo:paragraph-rsid="001c89a5"/>
    </style:style>
    <style:style style:name="P7" style:family="paragraph" style:parent-style-name="Standard">
      <style:paragraph-properties fo:text-align="start" style:justify-single-word="false"/>
      <style:text-properties officeooo:rsid="001b7417" officeooo:paragraph-rsid="001e5d00"/>
    </style:style>
    <style:style style:name="P8" style:family="paragraph" style:parent-style-name="Standard">
      <style:paragraph-properties fo:text-align="start" style:justify-single-word="false"/>
      <style:text-properties fo:font-weight="bold" officeooo:rsid="001b7417" officeooo:paragraph-rsid="001b7417" style:font-weight-asian="bold" style:font-weight-complex="bold"/>
    </style:style>
    <style:style style:name="P9" style:family="paragraph" style:parent-style-name="Standard">
      <style:paragraph-properties fo:text-align="start" style:justify-single-word="false"/>
      <style:text-properties fo:font-weight="bold" officeooo:rsid="001c89a5" officeooo:paragraph-rsid="001c89a5" style:font-weight-asian="bold" style:font-weight-complex="bold"/>
    </style:style>
    <style:style style:name="P10" style:family="paragraph" style:parent-style-name="Standard">
      <style:paragraph-properties fo:text-align="start" style:justify-single-word="false"/>
      <style:text-properties officeooo:rsid="001c89a5" officeooo:paragraph-rsid="001c89a5"/>
    </style:style>
    <style:style style:name="P11" style:family="paragraph" style:parent-style-name="Standard">
      <style:paragraph-properties fo:text-align="start" style:justify-single-word="false"/>
      <style:text-properties officeooo:rsid="001c89a5" officeooo:paragraph-rsid="001e5d00"/>
    </style:style>
    <style:style style:name="P12" style:family="paragraph" style:parent-style-name="Standard">
      <style:paragraph-properties fo:text-align="start" style:justify-single-word="false"/>
      <style:text-properties officeooo:rsid="001e5d00" officeooo:paragraph-rsid="001e5d00"/>
    </style:style>
    <style:style style:name="P13" style:family="paragraph" style:parent-style-name="Standard">
      <style:paragraph-properties fo:text-align="start" style:justify-single-word="false"/>
      <style:text-properties officeooo:rsid="001fdd9c" officeooo:paragraph-rsid="001fdd9c"/>
    </style:style>
    <style:style style:name="P14" style:family="paragraph" style:parent-style-name="Preformatted_20_Text">
      <style:paragraph-properties fo:text-align="start" style:justify-single-word="false"/>
      <style:text-properties fo:color="#000000" style:font-name="Liberation Serif" fo:font-size="12pt" officeooo:rsid="001908b8" officeooo:paragraph-rsid="001908b8" style:font-size-asian="12pt" style:font-size-complex="12pt"/>
    </style:style>
    <style:style style:name="P15" style:family="paragraph" style:parent-style-name="Preformatted_20_Text">
      <style:paragraph-properties fo:margin-top="0in" fo:margin-bottom="0.1965in" loext:contextual-spacing="false"/>
      <style:text-properties officeooo:paragraph-rsid="001b7417"/>
    </style:style>
    <style:style style:name="P16" style:family="paragraph" style:parent-style-name="Standard">
      <style:paragraph-properties fo:text-align="start" style:justify-single-word="false"/>
      <style:text-properties officeooo:rsid="001908b8" officeooo:paragraph-rsid="001908b8"/>
    </style:style>
    <style:style style:name="P17" style:family="paragraph" style:parent-style-name="Standard">
      <style:paragraph-properties fo:text-align="start" style:justify-single-word="false"/>
      <style:text-properties officeooo:rsid="002723ed" officeooo:paragraph-rsid="002723ed"/>
    </style:style>
    <style:style style:name="T1" style:family="text">
      <style:text-properties officeooo:rsid="00198601"/>
    </style:style>
    <style:style style:name="T2" style:family="text">
      <style:text-properties fo:background-color="#ffe4ff" loext:char-shading-value="0"/>
    </style:style>
    <style:style style:name="T3" style:family="text">
      <style:text-properties officeooo:rsid="001b7417" fo:background-color="#ffe4ff" loext:char-shading-value="0"/>
    </style:style>
    <style:style style:name="T4" style:family="text">
      <style:text-properties fo:color="#000000" style:font-name="Liberation Serif" fo:font-size="12pt" style:font-size-asian="12pt" style:font-size-complex="12pt"/>
    </style:style>
    <style:style style:name="T5" style:family="text">
      <style:text-properties fo:color="#000000" style:font-name="Liberation Serif" fo:font-size="12pt" officeooo:rsid="001b7417" style:font-size-asian="12pt" style:font-size-complex="12pt"/>
    </style:style>
    <style:style style:name="T6" style:family="text">
      <style:text-properties fo:color="#000000" style:font-name="Liberation Serif" fo:font-size="12pt" officeooo:rsid="001908b8" fo:background-color="#ffe4ff" loext:char-shading-value="0" style:font-size-asian="12pt" style:font-size-complex="12pt"/>
    </style:style>
    <style:style style:name="T7" style:family="text">
      <style:text-properties fo:color="#000000" style:font-name="Liberation Serif" fo:font-size="12pt" officeooo:rsid="001b7417" fo:background-color="#ffe4ff" loext:char-shading-value="0" style:font-size-asian="12pt" style:font-size-complex="12pt"/>
    </style:style>
    <style:style style:name="T8" style:family="text">
      <style:text-properties officeooo:rsid="001c89a5"/>
    </style:style>
    <style:style style:name="T9" style:family="text">
      <style:text-properties fo:font-weight="bold" style:font-weight-asian="bold" style:font-weight-complex="bold"/>
    </style:style>
    <style:style style:name="T10" style:family="text">
      <style:text-properties fo:font-weight="bold" officeooo:rsid="001c89a5"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blem:<text:line-break/>If camera is up.</text:p>
      <text:p text:style-name="P17"/>
      <text:p text:style-name="P1"/>
      <text:p text:style-name="P1"/>
      <text:p text:style-name="P1">Approach 1:<text:line-break/>Every belief b has <text:span text:style-name="T1">the </text:span>attributes:<text:line-break/>b.value</text:p>
      <text:p text:style-name="P1">b.recieved_from : which robot send me the information</text:p>
      <text:p text:style-name="P1">b.lastupdate : timestamp of the last update of this belief</text:p>
      <text:p text:style-name="P1"/>
      <text:p text:style-name="P1">Approach 2:</text:p>
      <text:p text:style-name="P1">Every belief b has <text:span text:style-name="T1">the </text:span>attributes:<text:line-break/>b.value</text:p>
      <text:p text:style-name="P1">b.recieved_from : which robot send me the information</text:p>
      <text:p text:style-name="P8">received from programmer</text:p>
      <text:p text:style-name="P14"><text:span text:style-name="T3">b.</text:span><text:span text:style-name="T2">knownRules: </text:span><text:span text:style-name="T3">The rules that have to apply in order to set the belief status as known</text:span></text:p>
      <text:p text:style-name="P15"><text:span text:style-name="T5">b.</text:span><text:span text:style-name="T4">OutdatedRules</text:span><text:span text:style-name="T6">: </text:span><text:span text:style-name="T7">The rules that have to apply in order to set the belief status as outdate</text:span></text:p>
      <text:p text:style-name="P8">being updated on real time</text:p>
      <text:p text:style-name="P3"><text:bookmark-start text:name="__DdeLink__1_177371964"/>b.lastupdate : timestamp of the last update of this belief<text:bookmark-end text:name="__DdeLink__1_177371964"/></text:p>
      <text:p text:style-name="P2">b.<text:span text:style-name="T1">status: {updated, assumed ,unknown, outdated, updating}</text:span></text:p>
      <text:p text:style-name="P4">b.status_firstupdatetime</text:p>
      <text:p text:style-name="P4"/>
      <text:p text:style-name="P10">The problem</text:p>
      <text:p text:style-name="P6">Let’s assume the agent <text:span text:style-name="T8">has a camera with two states {Up,Down}, The camera is allways working and will identify any obstacle in it’s field of vision. The belief “There_is_an_obstacle” can be {True, False,Missing}. When should There is an obstacle be True and when false?</text:span></text:p>
      <text:p text:style-name="P11"><text:span text:style-name="T9">Approach 1:</text:span><text:line-break/>“There_is_an_obstacle” can be TRUE if the agent identifies an obstacle</text:p>
      <text:p text:style-name="P7"><text:span text:style-name="T8">but, “There_is_an_obstacle” should be False only if the </text:span><text:span text:style-name="T10">camera is facing down</text:span><text:span text:style-name="T8"> and the </text:span><text:span text:style-name="T10">agent does not recognize any object</text:span><text:span text:style-name="T8">.</text:span></text:p>
      <text:p text:style-name="P12">Therefore, in the updating behavior, a condition for updating <text:bookmark-start text:name="__DdeLink__14_177371964"/><text:span text:style-name="T8">“There_is_an_obstacle”</text:span><text:bookmark-end text:name="__DdeLink__14_177371964"/><text:span text:style-name="T8"> </text:span>=FALSE or TRUE <text:span text:style-name="T8"><text:s/></text:span>is: if camera is facing down.</text:p>
      <text:p text:style-name="P12">So <text:span text:style-name="T8">“There_is_an_obstacle” </text:span>will be updated: </text:p>
      <text:p text:style-name="P12">If camera is facing up- no update</text:p>
      <text:p text:style-name="P12">if camera is facing down – TRUE if see an obstacle and False if not.</text:p>
      <text:p text:style-name="P12"/>
      <text:p text:style-name="P12">When the agent turns the camera up, the value gets no updates.</text:p>
      <text:p text:style-name="P12"/>
      <text:p text:style-name="P13">Problem. If another belief is using the value of <text:span text:style-name="T8">“There_is_an_obstacle”, </text:span>the agent has a value of this belief, but it might be no longer true because the camera is facing up. The only way to know that is by the time passed since the last update (TRUE or FALSE).</text:p>
      <text:p text:style-name="P13"/>
      <text:p text:style-name="P13">The <text:span text:style-name="T9">checkforoutdated</text:span> function in APBITE, checks the last time of update of relevant beliefs:<text:line-break/>if b.last_time_of_update &lt; given number: b = MISSING</text:p>
      <text:p text:style-name="P13">If too much time passed, the belief turns to be MISSING (and the time is being updated)</text:p>
      <text:p text:style-name="P13"/>
      <text:p text:style-name="P12"/>
      <text:p text:style-name="P9">Approach 2:</text:p>
      <text:p text:style-name="P10">“There_is_an_obstacle” can be TRUE if the agent identifies an obstacle</text:p>
      <text:p text:style-name="P6"><text:soft-page-break/><text:span text:style-name="T8">but, “There_is_an_obstacle” should be False only if the </text:span><text:span text:style-name="T10">camera is facing down</text:span><text:span text:style-name="T8"> and the </text:span><text:span text:style-name="T10">agent does not recognize any object</text:span><text:span text:style-name="T8">.</text:span></text:p>
      <text:p text:style-name="P6"/>
      <text:p text:style-name="P6"/>
      <text:p text:style-name="P10">and should be updated only if the camera is in the state “Dow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4:44:03.571075267</meta:creation-date>
    <meta:editing-duration>PT33M25S</meta:editing-duration>
    <meta:editing-cycles>2</meta:editing-cycles>
    <meta:generator>LibreOffice/5.1.6.2$Linux_X86_64 LibreOffice_project/10m0$Build-2</meta:generator>
    <dc:date>2017-05-01T15:27:46.203581172</dc:date>
    <meta:document-statistic meta:table-count="0" meta:image-count="0" meta:object-count="0" meta:page-count="2" meta:paragraph-count="30" meta:word-count="374" meta:character-count="2240" meta:non-whitespace-character-count="1893"/>
  </office:meta>
</office:document-meta>
</file>